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244cm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8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0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1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2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3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Times new roman" fo:font-size="15pt" officeooo:paragraph-rsid="004f5389" style:font-size-asian="15pt" style:font-size-complex="15pt"/>
    </style:style>
    <style:style style:name="P16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4f5389" officeooo:paragraph-rsid="004f5389" style:font-name-asian="Noto Sans CJK SC Regular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4ee2d6" officeooo:paragraph-rsid="0054871e" style:font-name-asian="Noto Sans CJK SC Regular" style:font-size-asian="10.5pt" style:font-name-complex="Lohit Devanagari" style:font-size-complex="12pt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1ef73b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officeooo:paragraph-rsid="0041506d"/>
    </style:style>
    <style:style style:name="P26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27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28" style:family="paragraph" style:parent-style-name="Text_20_body" style:list-style-name="L3">
      <style:paragraph-properties fo:margin-top="0cm" fo:margin-bottom="0.046cm" loext:contextual-spacing="false"/>
      <style:text-properties officeooo:paragraph-rsid="0024a963"/>
    </style:style>
    <style:style style:name="P29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30" style:family="paragraph" style:parent-style-name="Text_20_body" style:list-style-name="L4">
      <style:paragraph-properties fo:margin-top="0cm" fo:margin-bottom="0.146cm" loext:contextual-spacing="false"/>
      <style:text-properties officeooo:paragraph-rsid="004ee2d6"/>
    </style:style>
    <style:style style:name="P31" style:family="paragraph" style:parent-style-name="Text_20_body" style:list-style-name="L5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41a5d3" style:font-size-asian="12pt" style:font-weight-asian="normal" style:font-size-complex="12pt" style:font-weight-complex="normal"/>
    </style:style>
    <style:style style:name="T1" style:family="text">
      <style:text-properties officeooo:rsid="001f6cf8"/>
    </style:style>
    <style:style style:name="T2" style:family="text">
      <style:text-properties officeooo:rsid="002523e8"/>
    </style:style>
    <style:style style:name="T3" style:family="text">
      <style:text-properties officeooo:rsid="0035b7e9"/>
    </style:style>
    <style:style style:name="T4" style:family="text">
      <style:text-properties officeooo:rsid="0035e90b"/>
    </style:style>
    <style:style style:name="T5" style:family="text">
      <style:text-properties fo:font-size="12pt" fo:font-weight="bold" officeooo:rsid="0024a963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24a963" style:font-size-asian="12pt" style:font-weight-asian="normal" style:font-size-complex="12pt" style:font-weight-complex="normal"/>
    </style:style>
    <style:style style:name="T7" style:family="text">
      <style:text-properties officeooo:rsid="003881a9"/>
    </style:style>
    <style:style style:name="T8" style:family="text">
      <style:text-properties officeooo:rsid="003a217b"/>
    </style:style>
    <style:style style:name="T9" style:family="text">
      <style:text-properties officeooo:rsid="003fdc81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f5389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871e" style:text-blinking="false" fo:background-color="transparent" loext:char-shading-value="0" style:font-size-asian="12pt" style:font-size-complex="12pt"/>
    </style:style>
    <style:style style:name="T15" style:family="text">
      <style:text-properties officeooo:rsid="0041506d"/>
    </style:style>
    <style:style style:name="T16" style:family="text">
      <style:text-properties officeooo:rsid="0041a5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1a5d3" style:font-weight-asian="bold" style:font-weight-complex="bold"/>
    </style:style>
    <style:style style:name="T19" style:family="text">
      <style:text-properties officeooo:rsid="00444450"/>
    </style:style>
    <style:style style:name="T20" style:family="text">
      <style:text-properties officeooo:rsid="0045b11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fdc81"/>
    </style:style>
    <style:style style:name="T23" style:family="text">
      <style:text-properties style:font-name="Times new roman" officeooo:rsid="004670f5"/>
    </style:style>
    <style:style style:name="T24" style:family="text">
      <style:text-properties style:font-name="Times new roman" officeooo:rsid="0041506d"/>
    </style:style>
    <style:style style:name="T25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officeooo:rsid="0041a5d3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41a5d3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1ef73b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4ee2d6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562144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574685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font-weight="normal" officeooo:rsid="0024a963" style:font-size-asian="12pt" style:font-weight-asian="normal" style:font-size-complex="12pt" style:font-weight-complex="normal"/>
    </style:style>
    <style:style style:name="T38" style:family="text">
      <style:text-properties style:font-name="Times new roman" officeooo:rsid="00444450"/>
    </style:style>
    <style:style style:name="T39" style:family="text">
      <style:text-properties style:font-name="Times new roman" officeooo:rsid="002523e8"/>
    </style:style>
    <style:style style:name="T40" style:family="text">
      <style:text-properties style:font-name="Times new roman" officeooo:rsid="005825d1"/>
    </style:style>
    <style:style style:name="T41" style:family="text">
      <style:text-properties officeooo:rsid="004ac0b4"/>
    </style:style>
    <style:style style:name="T42" style:family="text">
      <style:text-properties officeooo:rsid="004f5389"/>
    </style:style>
    <style:style style:name="T43" style:family="text">
      <style:text-properties officeooo:rsid="0054871e"/>
    </style:style>
    <style:style style:name="T4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1">Jacob Prouse</text:h>
          </table:table-cell>
        </table:table-row>
        <table:table-row table:style-name="Table1.2">
          <table:table-cell table:style-name="Table1.A1" office:value-type="string">
            <text:h text:style-name="P16" text:outline-level="1">jacob.a.prouse@gmail.com</text:h>
            <text:p text:style-name="P22"><text:span text:style-name="T43">jacobprouse.com</text:span></text:p>
          </table:table-cell>
        </table:table-row>
      </table:table>
      <text:p text:style-name="P9"/>
      <text:p text:style-name="P14">Employment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1">Web Development Student</text:p>
          </table:table-cell>
          <table:table-cell office:value-type="string">
            <text:p text:style-name="P2">Virtual High School</text:p>
          </table:table-cell>
          <table:table-cell office:value-type="string">
            <text:p text:style-name="P3">Summer <text:span text:style-name="T3">2019</text:span></text:p>
          </table:table-cell>
        </table:table-row>
      </table:table>
      <text:list xml:id="list3742917705" text:style-name="L1">
        <text:list-item>
          <text:p text:style-name="P17">Improved <text:span text:style-name="T41">database asset management system</text:span> search times by 100% by implementing Full Text <text:span text:style-name="T4">search </text:span>on <text:span text:style-name="T8">a </text:span>MySQL instance <text:span text:style-name="T4">and optimizing database queries</text:span></text:p>
        </text:list-item>
        <text:list-item>
          <text:p text:style-name="P18">Developed bash scripts for <text:span text:style-name="T7">live database migration using Docker containers and MySQL CLI</text:span></text:p>
        </text:list-item>
        <text:list-item>
          <text:p text:style-name="P19">Interacted with AWS API to perform CRUD operations on media stored in AWS Buckets</text:p>
        </text:list-item>
        <text:list-item>
          <text:p text:style-name="P21"><text:span text:style-name="T22">Designed </text:span><text:span text:style-name="T23">a</text:span><text:span text:style-name="T22"> front end user interface </text:span><text:span text:style-name="T24">to represent all API functionality, and for selecting and e</text:span><text:span text:style-name="T23">xporting content to the </text:span><text:span text:style-name="T24">Learning Management System</text:span></text:p>
        </text:list-item>
        <text:list-item>
          <text:p text:style-name="P20">Documented application <text:span text:style-name="T19">functionality</text:span> through use of JSDocs</text:p>
        </text:list-item>
        <text:list-item>
          <text:p text:style-name="P20">Performed <text:span text:style-name="T19">back-end</text:span> unit testing using a testing suite of Mocha, Chai, and Sinon</text:p>
        </text:list-item>
      </text:list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8">Residence Advisor</text:p>
          </table:table-cell>
          <table:table-cell office:value-type="string">
            <text:p text:style-name="P7">Western University Housing</text:p>
          </table:table-cell>
          <table:table-cell office:value-type="string">
            <text:p text:style-name="P4"><text:span text:style-name="T9">Fall</text:span> 201<text:span text:style-name="T9">7 – Spring 2018</text:span></text:p>
          </table:table-cell>
        </table:table-row>
      </table:table>
      <text:list xml:id="list669684324" text:style-name="L2">
        <text:list-item>
          <text:p text:style-name="P24"><text:span text:style-name="T11">P</text:span><text:span text:style-name="T10">lanned, budgeted, and marketed 20 programs, including academic and professional development series</text:span></text:p>
        </text:list-item>
        <text:list-item>
          <text:p text:style-name="P25"><text:span text:style-name="T12">Created a Python program for logging mandatory documented conversations with students into a</text:span><text:span text:style-name="T13">n</text:span><text:span text:style-name="T12"> SQLite database </text:span><text:span text:style-name="T13">using a t</text:span><text:span text:style-name="T14">kinter</text:span><text:span text:style-name="T13"> GUI</text:span><text:span text:style-name="T12">.</text:span></text:p>
        </text:list-item>
      </text:list>
      <text:p text:style-name="P12">Education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office:value-type="string">
            <text:p text:style-name="P5">S<text:span text:style-name="T20">oftware Engineering</text:span></text:p>
          </table:table-cell>
          <table:table-cell office:value-type="string">
            <text:p text:style-name="P6">Western University</text:p>
          </table:table-cell>
          <table:table-cell office:value-type="string">
            <text:p text:style-name="P4">Fall 2016 – Present</text:p>
          </table:table-cell>
        </table:table-row>
      </table:table>
      <text:list xml:id="list160635440711399" text:continue-numbering="true" text:style-name="L2">
        <text:list-item>
          <text:p text:style-name="P26">BESc in Software Engineering, July 2020. GPA: 3.<text:span text:style-name="T15">7</text:span></text:p>
        </text:list-item>
        <text:list-item>
          <text:p text:style-name="P27"><text:span text:style-name="T17">Coursework:</text:span> Operating Systems; Databases; Algorithms; Computer Networking; Computer Architecture; <text:span text:style-name="T3">Information Security; Web Development</text:span></text:p>
        </text:list-item>
      </text:list>
      <text:p text:style-name="P11">Technical Experience</text:p>
      <text:list xml:id="list1762507986" text:style-name="L3">
        <text:list-item>
          <text:p text:style-name="P29"><text:span text:style-name="T26">D</text:span><text:span text:style-name="T25">atabase Asset Management System </text:span><text:span text:style-name="T28">(2019): As a part of my employment at VHS I worked on a </text:span><text:span text:style-name="T31">proprietary database</text:span><text:span text:style-name="T28"> </text:span><text:span text:style-name="T31">asset management </text:span><text:span text:style-name="T35">system</text:span><text:span text:style-name="T31"> </text:span><text:span text:style-name="T28">that was used </text:span><text:span text:style-name="T29">to perform CRUD operations on their media content, used in</text:span><text:span text:style-name="T28"> their Learning </text:span><text:span text:style-name="T30">Management</text:span><text:span text:style-name="T28"> System </text:span><text:span text:style-name="T29">to create online course content. A Vue.js App built using Vuex, with a </text:span><text:span text:style-name="T30">back-end</text:span><text:span text:style-name="T29"> using Express, and a MySQL database.</text:span></text:p>
        </text:list-item>
        <text:list-item>
          <text:p text:style-name="P28"><text:span text:style-name="T26">Canadian Engineering Accreditation Management System</text:span><text:span text:style-name="T37"> (2018-2019): </text:span><text:span text:style-name="T21">A </text:span><text:span text:style-name="T38">d</text:span><text:span text:style-name="T21">atabase system that facilitates the management, measurement, and visualization of the graduate attributes in an engineering program defined by the Canadian Engineering Accreditation Board </text:span><text:span text:style-name="T38">(</text:span><text:span text:style-name="T21">CEAB</text:span><text:span text:style-name="T38">)</text:span><text:span text:style-name="T21">. </text:span><text:span text:style-name="T39">Ember.js, M</text:span><text:span text:style-name="T40">ongoDB</text:span><text:span text:style-name="T39">, UML</text:span></text:p>
        </text:list-item>
      </text:list>
      <text:p text:style-name="P13">Languages and <text:span text:style-name="T1">Technologies</text:span></text:p>
      <text:list xml:id="list2752042576" text:style-name="L4">
        <text:list-item>
          <text:p text:style-name="P30"><text:span text:style-name="T27">Languages:</text:span><text:span text:style-name="T32"> </text:span><text:span text:style-name="T33">Java</text:span><text:span text:style-name="T36">s</text:span><text:span text:style-name="T33">c</text:span><text:span text:style-name="T30">r</text:span><text:span text:style-name="T33">ipt,</text:span><text:span text:style-name="T29"> SCSS, s</text:span><text:span text:style-name="T34">ql,</text:span><text:span text:style-name="T29"> </text:span><text:span text:style-name="T33">Java, Python</text:span></text:p>
        </text:list-item>
        <text:list-item>
          <text:p text:style-name="P23"><text:span text:style-name="T18">Technologies:</text:span><text:span text:style-name="T16"> </text:span>Node.js, <text:span text:style-name="T41">Vue.js, React.js, AWS, Git, Docker</text:span></text:p>
        </text:list-item>
      </text:list>
      <text:p text:style-name="P10">Extracurricular</text:p>
      <text:list xml:id="list3768459044" text:style-name="L5">
        <text:list-item>
          <text:p text:style-name="P31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20-01-08T16:06:33.644485851</dc:date>
    <meta:editing-duration>P1DT4H36M20S</meta:editing-duration>
    <meta:editing-cycles>32</meta:editing-cycles>
    <meta:generator>LibreOffice/6.3.4.2.0$Linux_X86_64 LibreOffice_project/1e2df71cb6a569bbaaffb70308950743964880ae</meta:generator>
    <meta:document-statistic meta:table-count="4" meta:image-count="0" meta:object-count="0" meta:page-count="1" meta:paragraph-count="32" meta:word-count="309" meta:character-count="2130" meta:non-whitespace-character-count="1865"/>
  </office:meta>
</office:document-meta>
</file>